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78.11pt"/>
    </style:style>
    <style:style style:name="co3" style:family="table-column">
      <style:table-column-properties fo:break-before="auto" style:column-width="724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235.05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399.09pt"/>
    </style:style>
    <style:style style:name="co14" style:family="table-column">
      <style:table-column-properties fo:break-before="auto" style:column-width="61.99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ext-properties style:font-name="Courier new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8" style:family="table-cell" style:parent-style-name="Default">
      <style:text-properties style:font-name="Courier new"/>
    </style:style>
    <style:style style:name="ce9" style:family="table-cell" style:parent-style-name="Default" style:data-style-name="N10128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4" style:family="table-cell" style:parent-style-name="Default" style:data-style-name="N10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10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10" table:default-cell-style-name="ce3"/>
        <table:table-row table:style-name="ro1">
          <table:table-cell table:style-name="ce1" office:value-type="string" calcext:value-type="string">
            <text:p>PUBCHEM_EXT_DATASOURCE_REGID</text:p>
          </table:table-cell>
          <table:table-cell table:style-name="ce20" office:value-type="string" calcext:value-type="string">
            <text:p>INCHIKEY</text:p>
          </table:table-cell>
          <table:table-cell table:style-name="ce1" office:value-type="string" calcext:value-type="string">
            <text:p>PUBCHEM_EXT_DATASOURCE_SMILES</text:p>
          </table:table-cell>
          <table:table-cell table:style-name="ce1" office:value-type="string" calcext:value-type="string">
            <text:p>PUBCHEM_EXT_DATASOURCE_INCHI</text:p>
          </table:table-cell>
          <table:table-cell table:style-name="ce8" office:value-type="string" calcext:value-type="string">
            <text:p>PUBCHEM_SUBSTANCE_COMMENT</text:p>
          </table:table-cell>
          <table:table-cell table:style-name="ce1" office:value-type="string" calcext:value-type="string">
            <text:p>PUBCHEM_EXT_SUBSTANCE_URL</text:p>
          </table:table-cell>
          <table:table-cell table:style-name="ce1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11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Duplicate Note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49" calcext:value-type="float">
            <text:p>340507449</text:p>
          </table:table-cell>
          <table:table-cell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0" calcext:value-type="float">
            <text:p>340507450</text:p>
          </table:table-cell>
          <table:table-cell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1" calcext:value-type="float">
            <text:p>340507451</text:p>
          </table:table-cell>
          <table:table-cell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2" calcext:value-type="float">
            <text:p>340507452</text:p>
          </table:table-cell>
          <table:table-cell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3" calcext:value-type="float">
            <text:p>340507453</text:p>
          </table:table-cell>
          <table:table-cell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4" calcext:value-type="float">
            <text:p>340507454</text:p>
          </table:table-cell>
          <table:table-cell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5" calcext:value-type="float">
            <text:p>340507455</text:p>
          </table:table-cell>
          <table:table-cell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6" calcext:value-type="float">
            <text:p>340507456</text:p>
          </table:table-cell>
          <table:table-cell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7" calcext:value-type="float">
            <text:p>340507457</text:p>
          </table:table-cell>
          <table:table-cell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8" calcext:value-type="float">
            <text:p>340507458</text:p>
          </table:table-cell>
          <table:table-cell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59" calcext:value-type="float">
            <text:p>340507459</text:p>
          </table:table-cell>
          <table:table-cell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0" calcext:value-type="float">
            <text:p>340507460</text:p>
          </table:table-cell>
          <table:table-cell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1" calcext:value-type="float">
            <text:p>340507461</text:p>
          </table:table-cell>
          <table:table-cell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2" calcext:value-type="float">
            <text:p>340507462</text:p>
          </table:table-cell>
          <table:table-cell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3" calcext:value-type="float">
            <text:p>340507463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4" calcext:value-type="float">
            <text:p>340507464</text:p>
          </table:table-cell>
          <table:table-cell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5" calcext:value-type="float">
            <text:p>340507465</text:p>
          </table:table-cell>
          <table:table-cell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6" calcext:value-type="float">
            <text:p>340507466</text:p>
          </table:table-cell>
          <table:table-cell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7" calcext:value-type="float">
            <text:p>340507467</text:p>
          </table:table-cell>
          <table:table-cell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8" calcext:value-type="float">
            <text:p>340507468</text:p>
          </table:table-cell>
          <table:table-cell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69" calcext:value-type="float">
            <text:p>340507469</text:p>
          </table:table-cell>
          <table:table-cell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0" calcext:value-type="float">
            <text:p>340507470</text:p>
          </table:table-cell>
          <table:table-cell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1" calcext:value-type="float">
            <text:p>340507471</text:p>
          </table:table-cell>
          <table:table-cell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2" calcext:value-type="float">
            <text:p>340507472</text:p>
          </table:table-cell>
          <table:table-cell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3" calcext:value-type="float">
            <text:p>340507473</text:p>
          </table:table-cell>
          <table:table-cell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4" calcext:value-type="float">
            <text:p>340507474</text:p>
          </table:table-cell>
          <table:table-cell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5" calcext:value-type="float">
            <text:p>340507475</text:p>
          </table:table-cell>
          <table:table-cell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6" calcext:value-type="float">
            <text:p>340507476</text:p>
          </table:table-cell>
          <table:table-cell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7" calcext:value-type="float">
            <text:p>340507477</text:p>
          </table:table-cell>
          <table:table-cell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8" calcext:value-type="float">
            <text:p>340507478</text:p>
          </table:table-cell>
          <table:table-cell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79" calcext:value-type="float">
            <text:p>340507479</text:p>
          </table:table-cell>
          <table:table-cell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0" calcext:value-type="float">
            <text:p>340507480</text:p>
          </table:table-cell>
          <table:table-cell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1" calcext:value-type="float">
            <text:p>340507481</text:p>
          </table:table-cell>
          <table:table-cell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2" calcext:value-type="float">
            <text:p>340507482</text:p>
          </table:table-cell>
          <table:table-cell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3" calcext:value-type="float">
            <text:p>340507483</text:p>
          </table:table-cell>
          <table:table-cell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4" calcext:value-type="float">
            <text:p>340507484</text:p>
          </table:table-cell>
          <table:table-cell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5" calcext:value-type="float">
            <text:p>340507485</text:p>
          </table:table-cell>
          <table:table-cell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6" calcext:value-type="float">
            <text:p>340507486</text:p>
          </table:table-cell>
          <table:table-cell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7" calcext:value-type="float">
            <text:p>340507487</text:p>
          </table:table-cell>
          <table:table-cell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8" calcext:value-type="float">
            <text:p>340507488</text:p>
          </table:table-cell>
          <table:table-cell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89" calcext:value-type="float">
            <text:p>340507489</text:p>
          </table:table-cell>
          <table:table-cell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0" calcext:value-type="float">
            <text:p>340507490</text:p>
          </table:table-cell>
          <table:table-cell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1" calcext:value-type="float">
            <text:p>340507491</text:p>
          </table:table-cell>
          <table:table-cell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2" calcext:value-type="float">
            <text:p>340507492</text:p>
          </table:table-cell>
          <table:table-cell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3" calcext:value-type="float">
            <text:p>340507493</text:p>
          </table:table-cell>
          <table:table-cell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4" calcext:value-type="float">
            <text:p>340507494</text:p>
          </table:table-cell>
          <table:table-cell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5" calcext:value-type="float">
            <text:p>340507495</text:p>
          </table:table-cell>
          <table:table-cell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6" calcext:value-type="float">
            <text:p>340507496</text:p>
          </table:table-cell>
          <table:table-cell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7" calcext:value-type="float">
            <text:p>340507497</text:p>
          </table:table-cell>
          <table:table-cell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8" calcext:value-type="float">
            <text:p>340507498</text:p>
          </table:table-cell>
          <table:table-cell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499" calcext:value-type="float">
            <text:p>340507499</text:p>
          </table:table-cell>
          <table:table-cell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0" calcext:value-type="float">
            <text:p>340507500</text:p>
          </table:table-cell>
          <table:table-cell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1" calcext:value-type="float">
            <text:p>340507501</text:p>
          </table:table-cell>
          <table:table-cell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2" calcext:value-type="float">
            <text:p>340507502</text:p>
          </table:table-cell>
          <table:table-cell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3" calcext:value-type="float">
            <text:p>340507503</text:p>
          </table:table-cell>
          <table:table-cell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4" calcext:value-type="float">
            <text:p>340507504</text:p>
          </table:table-cell>
          <table:table-cell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5" calcext:value-type="float">
            <text:p>340507505</text:p>
          </table:table-cell>
          <table:table-cell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6" calcext:value-type="float">
            <text:p>340507506</text:p>
          </table:table-cell>
          <table:table-cell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7" calcext:value-type="float">
            <text:p>340507507</text:p>
          </table:table-cell>
          <table:table-cell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8" calcext:value-type="float">
            <text:p>340507508</text:p>
          </table:table-cell>
          <table:table-cell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09" calcext:value-type="float">
            <text:p>340507509</text:p>
          </table:table-cell>
          <table:table-cell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0" calcext:value-type="float">
            <text:p>340507510</text:p>
          </table:table-cell>
          <table:table-cell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1" calcext:value-type="float">
            <text:p>340507511</text:p>
          </table:table-cell>
          <table:table-cell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2" calcext:value-type="float">
            <text:p>340507512</text:p>
          </table:table-cell>
          <table:table-cell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3" calcext:value-type="float">
            <text:p>340507513</text:p>
          </table:table-cell>
          <table:table-cell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4" calcext:value-type="float">
            <text:p>340507514</text:p>
          </table:table-cell>
          <table:table-cell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9" office:value-type="date" office:date-value="2017-08-15" calcext:value-type="date">
            <text:p>15-Aug-17</text:p>
          </table:table-cell>
          <table:table-cell office:value-type="float" office:value="340507515" calcext:value-type="float">
            <text:p>340507515</text:p>
          </table:table-cell>
          <table:table-cell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0" calcext:value-type="float">
            <text:p>354273890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1" calcext:value-type="float">
            <text:p>354273891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2" calcext:value-type="float">
            <text:p>354273892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3" calcext:value-type="float">
            <text:p>354273893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4" calcext:value-type="float">
            <text:p>354273894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5" calcext:value-type="float">
            <text:p>354273895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6" calcext:value-type="float">
            <text:p>354273896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7" calcext:value-type="float">
            <text:p>35427389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8" calcext:value-type="float">
            <text:p>354273898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899" calcext:value-type="float">
            <text:p>354273899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0" calcext:value-type="float">
            <text:p>354273900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1" calcext:value-type="float">
            <text:p>354273901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2" calcext:value-type="float">
            <text:p>354273902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3" calcext:value-type="float">
            <text:p>354273903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4" calcext:value-type="float">
            <text:p>354273904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5" calcext:value-type="float">
            <text:p>354273905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6" calcext:value-type="float">
            <text:p>354273906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7" calcext:value-type="float">
            <text:p>35427390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8" calcext:value-type="float">
            <text:p>354273908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09" calcext:value-type="float">
            <text:p>354273909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0" calcext:value-type="float">
            <text:p>354273910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1" calcext:value-type="float">
            <text:p>354273911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2" calcext:value-type="float">
            <text:p>354273912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3" calcext:value-type="float">
            <text:p>354273913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4" calcext:value-type="float">
            <text:p>354273914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5" calcext:value-type="float">
            <text:p>354273915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6" calcext:value-type="float">
            <text:p>354273916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7" calcext:value-type="float">
            <text:p>3542739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8" calcext:value-type="float">
            <text:p>354273918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19" calcext:value-type="float">
            <text:p>354273919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0" calcext:value-type="float">
            <text:p>354273920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1" calcext:value-type="float">
            <text:p>354273921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2" calcext:value-type="float">
            <text:p>354273922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3" calcext:value-type="float">
            <text:p>354273923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4" calcext:value-type="float">
            <text:p>354273924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5" calcext:value-type="float">
            <text:p>354273925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6" calcext:value-type="float">
            <text:p>354273926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7" calcext:value-type="float">
            <text:p>35427392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8" calcext:value-type="float">
            <text:p>354273928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29" calcext:value-type="float">
            <text:p>354273929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0" calcext:value-type="float">
            <text:p>354273930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1" calcext:value-type="float">
            <text:p>354273931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2" calcext:value-type="float">
            <text:p>354273932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3" calcext:value-type="float">
            <text:p>354273933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4" calcext:value-type="float">
            <text:p>354273934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5" calcext:value-type="float">
            <text:p>354273935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10-10" calcext:value-type="date">
            <text:p>10-Oct-18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6" calcext:value-type="float">
            <text:p>354273936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7" calcext:value-type="float">
            <text:p>35427393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8" calcext:value-type="float">
            <text:p>354273938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39" calcext:value-type="float">
            <text:p>354273939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0" calcext:value-type="float">
            <text:p>354273940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1" calcext:value-type="float">
            <text:p>354273941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2" calcext:value-type="float">
            <text:p>354273942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10-10" calcext:value-type="date">
            <text:p>10-Oct-18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3" calcext:value-type="float">
            <text:p>354273943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4" calcext:value-type="float">
            <text:p>354273944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5" calcext:value-type="float">
            <text:p>354273945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6" calcext:value-type="float">
            <text:p>354273946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7" calcext:value-type="float">
            <text:p>35427394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8" calcext:value-type="float">
            <text:p>354273948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49" calcext:value-type="float">
            <text:p>354273949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0" calcext:value-type="float">
            <text:p>354273950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1" calcext:value-type="float">
            <text:p>354273951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2" calcext:value-type="float">
            <text:p>354273952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3" calcext:value-type="float">
            <text:p>354273953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4" calcext:value-type="float">
            <text:p>354273954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5" calcext:value-type="float">
            <text:p>354273955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6" calcext:value-type="float">
            <text:p>354273956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7" calcext:value-type="float">
            <text:p>35427395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8" calcext:value-type="float">
            <text:p>354273958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59" calcext:value-type="float">
            <text:p>354273959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0" calcext:value-type="float">
            <text:p>354273960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1" calcext:value-type="float">
            <text:p>354273961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2" calcext:value-type="float">
            <text:p>354273962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3" calcext:value-type="float">
            <text:p>354273963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4" calcext:value-type="float">
            <text:p>354273964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5" calcext:value-type="float">
            <text:p>354273965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6" calcext:value-type="float">
            <text:p>354273966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7" calcext:value-type="float">
            <text:p>35427396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8" calcext:value-type="float">
            <text:p>354273968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69" calcext:value-type="float">
            <text:p>354273969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0" calcext:value-type="float">
            <text:p>354273970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1" calcext:value-type="float">
            <text:p>354273971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2" calcext:value-type="float">
            <text:p>354273972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3" calcext:value-type="float">
            <text:p>354273973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4" calcext:value-type="float">
            <text:p>354273974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5" calcext:value-type="float">
            <text:p>354273975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6" calcext:value-type="float">
            <text:p>354273976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7" calcext:value-type="float">
            <text:p>35427397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8" calcext:value-type="float">
            <text:p>354273978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79" calcext:value-type="float">
            <text:p>354273979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0" calcext:value-type="float">
            <text:p>354273980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1" calcext:value-type="float">
            <text:p>354273981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2" calcext:value-type="float">
            <text:p>354273982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3" calcext:value-type="float">
            <text:p>354273983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4" calcext:value-type="float">
            <text:p>354273984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5" calcext:value-type="float">
            <text:p>354273985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6" calcext:value-type="float">
            <text:p>354273986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7" calcext:value-type="float">
            <text:p>35427398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8" calcext:value-type="float">
            <text:p>354273988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89" calcext:value-type="float">
            <text:p>354273989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90" calcext:value-type="float">
            <text:p>354273990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9" office:value-type="date" office:date-value="2018-02-06" calcext:value-type="date">
            <text:p>6-Feb-18</text:p>
          </table:table-cell>
          <table:table-cell office:value-type="float" office:value="354273991" calcext:value-type="float">
            <text:p>354273991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77" calcext:value-type="float">
            <text:p>35470327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78" calcext:value-type="float">
            <text:p>354703278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79" calcext:value-type="float">
            <text:p>354703279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0" calcext:value-type="float">
            <text:p>354703280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1" calcext:value-type="float">
            <text:p>354703281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2" calcext:value-type="float">
            <text:p>354703282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3" calcext:value-type="float">
            <text:p>354703283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4" calcext:value-type="float">
            <text:p>354703284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5" calcext:value-type="float">
            <text:p>354703285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6" calcext:value-type="float">
            <text:p>354703286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7" calcext:value-type="float">
            <text:p>35470328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8" calcext:value-type="float">
            <text:p>354703288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89" calcext:value-type="float">
            <text:p>354703289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0" calcext:value-type="float">
            <text:p>354703290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1" calcext:value-type="float">
            <text:p>354703291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2" calcext:value-type="float">
            <text:p>354703292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3" calcext:value-type="float">
            <text:p>354703293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4" calcext:value-type="float">
            <text:p>354703294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5" calcext:value-type="float">
            <text:p>354703295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6" calcext:value-type="float">
            <text:p>354703296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7" calcext:value-type="float">
            <text:p>35470329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8" calcext:value-type="float">
            <text:p>354703298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299" calcext:value-type="float">
            <text:p>354703299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0" calcext:value-type="float">
            <text:p>354703300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1" calcext:value-type="float">
            <text:p>354703301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2" calcext:value-type="float">
            <text:p>354703302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3" calcext:value-type="float">
            <text:p>354703303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4" calcext:value-type="float">
            <text:p>354703304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5" calcext:value-type="float">
            <text:p>354703305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6" calcext:value-type="float">
            <text:p>354703306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7" calcext:value-type="float">
            <text:p>35470330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8" calcext:value-type="float">
            <text:p>354703308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09" calcext:value-type="float">
            <text:p>354703309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0" calcext:value-type="float">
            <text:p>354703310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1" calcext:value-type="float">
            <text:p>354703311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2" calcext:value-type="float">
            <text:p>354703312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3" calcext:value-type="float">
            <text:p>354703313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4" calcext:value-type="float">
            <text:p>354703314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5" calcext:value-type="float">
            <text:p>354703315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6" calcext:value-type="float">
            <text:p>354703316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7" calcext:value-type="float">
            <text:p>3547033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8" calcext:value-type="float">
            <text:p>354703318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19" calcext:value-type="float">
            <text:p>354703319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0" calcext:value-type="float">
            <text:p>354703320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1" calcext:value-type="float">
            <text:p>354703321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2" calcext:value-type="float">
            <text:p>354703322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3" calcext:value-type="float">
            <text:p>354703323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4" calcext:value-type="float">
            <text:p>354703324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5" calcext:value-type="float">
            <text:p>354703325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6" calcext:value-type="float">
            <text:p>354703326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7" calcext:value-type="float">
            <text:p>35470332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8" calcext:value-type="float">
            <text:p>354703328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29" calcext:value-type="float">
            <text:p>354703329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0" calcext:value-type="float">
            <text:p>354703330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1" calcext:value-type="float">
            <text:p>354703331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2" calcext:value-type="float">
            <text:p>354703332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3" calcext:value-type="float">
            <text:p>354703333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4" calcext:value-type="float">
            <text:p>354703334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5" calcext:value-type="float">
            <text:p>354703335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6" calcext:value-type="float">
            <text:p>354703336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7" calcext:value-type="float">
            <text:p>35470333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8" calcext:value-type="float">
            <text:p>354703338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39" calcext:value-type="float">
            <text:p>354703339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0" calcext:value-type="float">
            <text:p>354703340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1" calcext:value-type="float">
            <text:p>354703341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2" calcext:value-type="float">
            <text:p>354703342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3" calcext:value-type="float">
            <text:p>354703343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4" calcext:value-type="float">
            <text:p>354703344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5" calcext:value-type="float">
            <text:p>354703345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6" calcext:value-type="float">
            <text:p>354703346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7" calcext:value-type="float">
            <text:p>35470334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8" calcext:value-type="float">
            <text:p>354703348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49" calcext:value-type="float">
            <text:p>354703349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0" calcext:value-type="float">
            <text:p>354703350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1" calcext:value-type="float">
            <text:p>354703351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2" calcext:value-type="float">
            <text:p>354703352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3" calcext:value-type="float">
            <text:p>354703353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4" calcext:value-type="float">
            <text:p>354703354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5" calcext:value-type="float">
            <text:p>354703355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6" calcext:value-type="float">
            <text:p>354703356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7" calcext:value-type="float">
            <text:p>35470335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8" calcext:value-type="float">
            <text:p>354703358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59" calcext:value-type="float">
            <text:p>354703359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0" calcext:value-type="float">
            <text:p>354703360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1" calcext:value-type="float">
            <text:p>354703361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2" calcext:value-type="float">
            <text:p>354703362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3" calcext:value-type="float">
            <text:p>354703363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4" calcext:value-type="float">
            <text:p>354703364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5" calcext:value-type="float">
            <text:p>354703365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6" calcext:value-type="float">
            <text:p>354703366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7" calcext:value-type="float">
            <text:p>35470336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8" calcext:value-type="float">
            <text:p>354703368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69" calcext:value-type="float">
            <text:p>354703369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0" calcext:value-type="float">
            <text:p>354703370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1" calcext:value-type="float">
            <text:p>354703371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2" calcext:value-type="float">
            <text:p>354703372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3" calcext:value-type="float">
            <text:p>354703373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4" calcext:value-type="float">
            <text:p>354703374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5" calcext:value-type="float">
            <text:p>354703375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9" office:value-type="date" office:date-value="2018-03-09" calcext:value-type="date">
            <text:p>9-Mar-18</text:p>
          </table:table-cell>
          <table:table-cell office:value-type="float" office:value="354703376" calcext:value-type="float">
            <text:p>354703376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14" office:value-type="date" office:date-value="2018-03-17" calcext:value-type="date">
            <text:p>17-Mar-18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3" calcext:value-type="float">
            <text:p>376011993</text:p>
          </table:table-cell>
          <table:table-cell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4" calcext:value-type="float">
            <text:p>376011994</text:p>
          </table:table-cell>
          <table:table-cell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5" calcext:value-type="float">
            <text:p>376011995</text:p>
          </table:table-cell>
          <table:table-cell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6" calcext:value-type="float">
            <text:p>376011996</text:p>
          </table:table-cell>
          <table:table-cell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7" calcext:value-type="float">
            <text:p>376011997</text:p>
          </table:table-cell>
          <table:table-cell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8" calcext:value-type="float">
            <text:p>376011998</text:p>
          </table:table-cell>
          <table:table-cell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1999" calcext:value-type="float">
            <text:p>376011999</text:p>
          </table:table-cell>
          <table:table-cell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0" calcext:value-type="float">
            <text:p>376012000</text:p>
          </table:table-cell>
          <table:table-cell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1" calcext:value-type="float">
            <text:p>376012001</text:p>
          </table:table-cell>
          <table:table-cell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2" calcext:value-type="float">
            <text:p>376012002</text:p>
          </table:table-cell>
          <table:table-cell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3" calcext:value-type="float">
            <text:p>376012003</text:p>
          </table:table-cell>
          <table:table-cell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4" calcext:value-type="float">
            <text:p>376012004</text:p>
          </table:table-cell>
          <table:table-cell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5" calcext:value-type="float">
            <text:p>376012005</text:p>
          </table:table-cell>
          <table:table-cell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6" calcext:value-type="float">
            <text:p>376012006</text:p>
          </table:table-cell>
          <table:table-cell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7" calcext:value-type="float">
            <text:p>376012007</text:p>
          </table:table-cell>
          <table:table-cell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8" calcext:value-type="float">
            <text:p>376012008</text:p>
          </table:table-cell>
          <table:table-cell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09" calcext:value-type="float">
            <text:p>376012009</text:p>
          </table:table-cell>
          <table:table-cell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0" calcext:value-type="float">
            <text:p>376012010</text:p>
          </table:table-cell>
          <table:table-cell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1" calcext:value-type="float">
            <text:p>376012011</text:p>
          </table:table-cell>
          <table:table-cell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2" calcext:value-type="float">
            <text:p>376012012</text:p>
          </table:table-cell>
          <table:table-cell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3" calcext:value-type="float">
            <text:p>376012013</text:p>
          </table:table-cell>
          <table:table-cell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4" calcext:value-type="float">
            <text:p>376012014</text:p>
          </table:table-cell>
          <table:table-cell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5" calcext:value-type="float">
            <text:p>376012015</text:p>
          </table:table-cell>
          <table:table-cell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6" calcext:value-type="float">
            <text:p>376012016</text:p>
          </table:table-cell>
          <table:table-cell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7" calcext:value-type="float">
            <text:p>376012017</text:p>
          </table:table-cell>
          <table:table-cell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8" calcext:value-type="float">
            <text:p>376012018</text:p>
          </table:table-cell>
          <table:table-cell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19" calcext:value-type="float">
            <text:p>376012019</text:p>
          </table:table-cell>
          <table:table-cell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0" calcext:value-type="float">
            <text:p>376012020</text:p>
          </table:table-cell>
          <table:table-cell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1" calcext:value-type="float">
            <text:p>376012021</text:p>
          </table:table-cell>
          <table:table-cell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2" calcext:value-type="float">
            <text:p>376012022</text:p>
          </table:table-cell>
          <table:table-cell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3" calcext:value-type="float">
            <text:p>376012023</text:p>
          </table:table-cell>
          <table:table-cell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4" calcext:value-type="float">
            <text:p>376012024</text:p>
          </table:table-cell>
          <table:table-cell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5" calcext:value-type="float">
            <text:p>376012025</text:p>
          </table:table-cell>
          <table:table-cell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6" calcext:value-type="float">
            <text:p>376012026</text:p>
          </table:table-cell>
          <table:table-cell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7" calcext:value-type="float">
            <text:p>376012027</text:p>
          </table:table-cell>
          <table:table-cell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8" calcext:value-type="float">
            <text:p>376012028</text:p>
          </table:table-cell>
          <table:table-cell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29" calcext:value-type="float">
            <text:p>376012029</text:p>
          </table:table-cell>
          <table:table-cell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0" calcext:value-type="float">
            <text:p>376012030</text:p>
          </table:table-cell>
          <table:table-cell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1" calcext:value-type="float">
            <text:p>376012031</text:p>
          </table:table-cell>
          <table:table-cell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2" calcext:value-type="float">
            <text:p>376012032</text:p>
          </table:table-cell>
          <table:table-cell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3" calcext:value-type="float">
            <text:p>376012033</text:p>
          </table:table-cell>
          <table:table-cell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4" calcext:value-type="float">
            <text:p>376012034</text:p>
          </table:table-cell>
          <table:table-cell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5" calcext:value-type="float">
            <text:p>376012035</text:p>
          </table:table-cell>
          <table:table-cell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6" calcext:value-type="float">
            <text:p>376012036</text:p>
          </table:table-cell>
          <table:table-cell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7" calcext:value-type="float">
            <text:p>376012037</text:p>
          </table:table-cell>
          <table:table-cell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8" calcext:value-type="float">
            <text:p>376012038</text:p>
          </table:table-cell>
          <table:table-cell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39" calcext:value-type="float">
            <text:p>376012039</text:p>
          </table:table-cell>
          <table:table-cell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0" calcext:value-type="float">
            <text:p>376012040</text:p>
          </table:table-cell>
          <table:table-cell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1" calcext:value-type="float">
            <text:p>376012041</text:p>
          </table:table-cell>
          <table:table-cell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2" calcext:value-type="float">
            <text:p>376012042</text:p>
          </table:table-cell>
          <table:table-cell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3" calcext:value-type="float">
            <text:p>376012043</text:p>
          </table:table-cell>
          <table:table-cell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4" calcext:value-type="float">
            <text:p>376012044</text:p>
          </table:table-cell>
          <table:table-cell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5" calcext:value-type="float">
            <text:p>376012045</text:p>
          </table:table-cell>
          <table:table-cell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6" calcext:value-type="float">
            <text:p>376012046</text:p>
          </table:table-cell>
          <table:table-cell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7" calcext:value-type="float">
            <text:p>376012047</text:p>
          </table:table-cell>
          <table:table-cell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8" calcext:value-type="float">
            <text:p>376012048</text:p>
          </table:table-cell>
          <table:table-cell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49" calcext:value-type="float">
            <text:p>376012049</text:p>
          </table:table-cell>
          <table:table-cell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0" calcext:value-type="float">
            <text:p>376012050</text:p>
          </table:table-cell>
          <table:table-cell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1" calcext:value-type="float">
            <text:p>376012051</text:p>
          </table:table-cell>
          <table:table-cell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2" calcext:value-type="float">
            <text:p>376012052</text:p>
          </table:table-cell>
          <table:table-cell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3" calcext:value-type="float">
            <text:p>376012053</text:p>
          </table:table-cell>
          <table:table-cell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4" calcext:value-type="float">
            <text:p>376012054</text:p>
          </table:table-cell>
          <table:table-cell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5" calcext:value-type="float">
            <text:p>376012055</text:p>
          </table:table-cell>
          <table:table-cell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6" calcext:value-type="float">
            <text:p>376012056</text:p>
          </table:table-cell>
          <table:table-cell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7" calcext:value-type="float">
            <text:p>376012057</text:p>
          </table:table-cell>
          <table:table-cell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8" calcext:value-type="float">
            <text:p>376012058</text:p>
          </table:table-cell>
          <table:table-cell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59" calcext:value-type="float">
            <text:p>376012059</text:p>
          </table:table-cell>
          <table:table-cell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60" calcext:value-type="float">
            <text:p>376012060</text:p>
          </table:table-cell>
          <table:table-cell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ALIB-338</text:p>
          </table:table-cell>
          <table:table-cell table:style-name="ce23"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19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9" office:value-type="date" office:date-value="2018-10-10" calcext:value-type="date">
            <text:p>10-Oct-18</text:p>
          </table:table-cell>
          <table:table-cell office:value-type="float" office:value="376012061" calcext:value-type="float">
            <text:p>376012061</text:p>
          </table:table-cell>
          <table:table-cell office:value-type="float" office:value="5807302" calcext:value-type="float">
            <text:p>5807302</text:p>
          </table:table-cell>
          <table:table-cell table:style-name="ce33" office:value-type="string" calcext:value-type="string">
            <text:p>No</text:p>
          </table:table-cell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39</text:p>
          </table:table-cell>
          <table:table-cell table:style-name="ce24" office:value-type="string" calcext:value-type="string">
            <text:p>UCKHUOHUOYJTCV-RXMQYKEDSA-N</text:p>
          </table:table-cell>
          <table:table-cell table:style-name="ce19" office:value-type="string" calcext:value-type="string">
            <text:p>CC[C@@H](Br)C(C)(C)C(=O)O</text:p>
          </table:table-cell>
          <table:table-cell table:style-name="ce19" office:value-type="string" calcext:value-type="string">
            <text:p>InChI=1S/C7H13BrO2/c1-4-5(8)7(2,3)6(9)10/h5H,4H2,1-3H3,(H,9,10)/t5-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40</text:p>
          </table:table-cell>
          <table:table-cell table:style-name="ce24" office:value-type="string" calcext:value-type="string">
            <text:p>RWKAFOQZRPDXDT-PLNGDYQASA-N</text:p>
          </table:table-cell>
          <table:table-cell table:style-name="ce19" office:value-type="string" calcext:value-type="string">
            <text:p>CC/C=C(/C)Br</text:p>
          </table:table-cell>
          <table:table-cell table:style-name="ce19" office:value-type="string" calcext:value-type="string">
            <text:p>InChI=1S/C5H9Br/c1-3-4-5(2)6/h4H,3H2,1-2H3/b5-4-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41</text:p>
          </table:table-cell>
          <table:table-cell table:style-name="ce24" office:value-type="string" calcext:value-type="string">
            <text:p>JJYWRQLLQAKNAD-PLNGDYQASA-N</text:p>
          </table:table-cell>
          <table:table-cell table:style-name="ce19" office:value-type="string" calcext:value-type="string">
            <text:p>CC/C=C(/C)C(=O)O</text:p>
          </table:table-cell>
          <table:table-cell table:style-name="ce19" office:value-type="string" calcext:value-type="string">
            <text:p>InChI=1S/C6H10O2/c1-3-4-5(2)6(7)8/h4H,3H2,1-2H3,(H,7,8)/b5-4-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42</text:p>
          </table:table-cell>
          <table:table-cell table:style-name="ce24" office:value-type="string" calcext:value-type="string">
            <text:p>IDWNXPKNWSHWGZ-XINAWCOVSA-N</text:p>
          </table:table-cell>
          <table:table-cell table:style-name="ce19" office:value-type="string" calcext:value-type="string">
            <text:p>CC[C@@H](Br)[C@](C)(Br)C(=O)O</text:p>
          </table:table-cell>
          <table:table-cell table:style-name="ce19" office:value-type="string" calcext:value-type="string">
            <text:p>InChI=1S/C6H10Br2O2/c1-3-4(7)6(2,8)5(9)10/h4H,3H2,1-2H3,(H,9,10)/t4-,6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43</text:p>
          </table:table-cell>
          <table:table-cell table:style-name="ce24" office:value-type="string" calcext:value-type="string">
            <text:p>RWKAFOQZRPDXDT-SNAWJCMRSA-N</text:p>
          </table:table-cell>
          <table:table-cell table:style-name="ce19" office:value-type="string" calcext:value-type="string">
            <text:p>CC/C=C(\C)Br</text:p>
          </table:table-cell>
          <table:table-cell table:style-name="ce19" office:value-type="string" calcext:value-type="string">
            <text:p>InChI=1S/C5H9Br/c1-3-4-5(2)6/h4H,3H2,1-2H3/b5-4+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44</text:p>
          </table:table-cell>
          <table:table-cell table:style-name="ce24" office:value-type="string" calcext:value-type="string">
            <text:p>XWFVEKLMZSOCGO-SGNDLWITSA-N</text:p>
          </table:table-cell>
          <table:table-cell table:style-name="ce19" office:value-type="string" calcext:value-type="string">
            <text:p>CC(C)[Si](OC[C@@H](O[Si](C(C)C)(C(C)C)C(C)C)[C@@H]1O[C@@]1(C)CO)(C(C)C)C(C)C</text:p>
          </table:table-cell>
          <table:table-cell table:style-name="ce19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45</text:p>
          </table:table-cell>
          <table:table-cell table:style-name="ce24" office:value-type="string" calcext:value-type="string">
            <text:p>SRUVFZUKLWKCOW-QJJRGQCDSA-N</text:p>
          </table:table-cell>
          <table:table-cell table:style-name="ce19" office:value-type="string" calcext:value-type="string">
            <text:p>CC/C=C(\C)C(O)[C@]1(C)O[C@H]1[C@@H](CO[Si](C(C)C)(C(C)C)C(C)C)O[Si](C(C)C)(C(C)C)C(C)C</text:p>
          </table:table-cell>
          <table:table-cell table:style-name="ce19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46</text:p>
          </table:table-cell>
          <table:table-cell table:style-name="ce24" office:value-type="string" calcext:value-type="string">
            <text:p>AYFLWBJKIFBQQB-LWSHAMMPSA-N</text:p>
          </table:table-cell>
          <table:table-cell table:style-name="ce19" office:value-type="string" calcext:value-type="string">
            <text:p>CC/C=C(\C)C(O[Si](C)(C)C)[C@]1(C)O[C@H]1[C@@H](CO[Si](C(C)C)(C(C)C)C(C)C)O[Si](C(C)C)(C(C)C)C(C)C</text:p>
          </table:table-cell>
          <table:table-cell table:style-name="ce19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47</text:p>
          </table:table-cell>
          <table:table-cell table:style-name="ce24" office:value-type="string" calcext:value-type="string">
            <text:p>XUBURSZJEMSHKO-GZGBSASGSA-N</text:p>
          </table:table-cell>
          <table:table-cell table:style-name="ce19" office:value-type="string" calcext:value-type="string">
            <text:p>CC/C=C(\C)C(C)(C=O)[C@@H](O)[C@@H](CO[Si](C(C)C)(C(C)C)C(C)C)O[Si](C(C)C)(C(C)C)C(C)C</text:p>
          </table:table-cell>
          <table:table-cell table:style-name="ce19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48</text:p>
          </table:table-cell>
          <table:table-cell table:style-name="ce24" office:value-type="string" calcext:value-type="string">
            <text:p>PXHBWRVVDLDIBH-JGFPXFMTSA-N</text:p>
          </table:table-cell>
          <table:table-cell table:style-name="ce19" office:value-type="string" calcext:value-type="string">
            <text:p>CC/C=C(\C)[C@](C)(C1OCCO1)[C@@H](O)[C@@H](CO[Si](C(C)C)(C(C)C)C(C)C)O[Si](C(C)C)(C(C)C)C(C)C</text:p>
          </table:table-cell>
          <table:table-cell table:style-name="ce19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49</text:p>
          </table:table-cell>
          <table:table-cell table:style-name="ce24" office:value-type="string" calcext:value-type="string">
            <text:p>GDYGPDDHTAFTDK-GMVBGBJESA-N</text:p>
          </table:table-cell>
          <table:table-cell table:style-name="ce19" office:value-type="string" calcext:value-type="string">
            <text:p>CC/C=C(\C)[C@](C)(C1OCCO1)[C@@H](OCC1=CC=C(OC)C=C1)[C@@H](CO[Si](C(C)C)(C(C)C)C(C)C)O[Si](C(C)C)(C(C)C)C(C)C</text:p>
          </table:table-cell>
          <table:table-cell table:style-name="ce19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50</text:p>
          </table:table-cell>
          <table:table-cell table:style-name="ce24" office:value-type="string" calcext:value-type="string">
            <text:p>KRUXIVHSIPAVCG-LBPIHCLOSA-N</text:p>
          </table:table-cell>
          <table:table-cell table:style-name="ce19" office:value-type="string" calcext:value-type="string">
            <text:p>CC/C=C(\C)C(C)(C1OCCO1)[C@@H](OCC1=CC=C(OC)C=C1)[C@H](O)CO</text:p>
          </table:table-cell>
          <table:table-cell table:style-name="ce19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51</text:p>
          </table:table-cell>
          <table:table-cell table:style-name="ce24" office:value-type="string" calcext:value-type="string">
            <text:p>WNLRSZBCCHMGND-JFVQNFPGSA-N</text:p>
          </table:table-cell>
          <table:table-cell table:style-name="ce19" office:value-type="string" calcext:value-type="string">
            <text:p>CC/C=C(\C)[C@]1(C)[C@@H](OC)O[C@H](CO)[C@@H]1OCC1=CC=C(OC)C=C1</text:p>
          </table:table-cell>
          <table:table-cell table:style-name="ce19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52</text:p>
          </table:table-cell>
          <table:table-cell table:style-name="ce24" office:value-type="string" calcext:value-type="string">
            <text:p>CHGRFQWEMSYHIE-JUAQOTLBSA-N</text:p>
          </table:table-cell>
          <table:table-cell table:style-name="ce19" office:value-type="string" calcext:value-type="string">
            <text:p>CC/C=C(\C)[C@]1(C)[C@@H](OC)O[C@H](CO[Si](C(C)C)(C(C)C)C(C)C)[C@@H]1OCC1=CC=C(OC)C=C1</text:p>
          </table:table-cell>
          <table:table-cell table:style-name="ce19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53</text:p>
          </table:table-cell>
          <table:table-cell table:style-name="ce24" office:value-type="string" calcext:value-type="string">
            <text:p>SFXCOHSMBXTYSG-JLAHRVLXSA-N</text:p>
          </table:table-cell>
          <table:table-cell table:style-name="ce19" office:value-type="string" calcext:value-type="string">
            <text:p>CC/C=C(\C)[C@]1(C)[C@@H](OC)O[C@H](COC(C)=O)[C@@H]1OCC1=CC=C(OC)C=C1</text:p>
          </table:table-cell>
          <table:table-cell table:style-name="ce19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54</text:p>
          </table:table-cell>
          <table:table-cell table:style-name="ce24" office:value-type="string" calcext:value-type="string">
            <text:p>WLYMSUSUGNZDEU-IRYMRMPPSA-N</text:p>
          </table:table-cell>
          <table:table-cell table:style-name="ce19" office:value-type="string" calcext:value-type="string">
            <text:p>CC[C@@H](O)[C@](C)(O)[C@]1(C)C(OC)O[C@H](CO[Si](C(C)C)(C(C)C)C(C)C)[C@@H]1OCC1=CC=C(OC)C=C1</text:p>
          </table:table-cell>
          <table:table-cell table:style-name="ce19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55</text:p>
          </table:table-cell>
          <table:table-cell table:style-name="ce24" office:value-type="string" calcext:value-type="string">
            <text:p>UQTCIUXVCHILPV-FATYJBIOSA-N</text:p>
          </table:table-cell>
          <table:table-cell table:style-name="ce19" office:value-type="string" calcext:value-type="string">
            <text:p>CC[C@@H](O)[C@](C)(O)[C@]1(C)C(OC)O[C@H](COC(C)=O)[C@@H]1OCC1=CC=C(OC)C=C1</text:p>
          </table:table-cell>
          <table:table-cell table:style-name="ce19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56</text:p>
          </table:table-cell>
          <table:table-cell table:style-name="ce24" office:value-type="string" calcext:value-type="string">
            <text:p>FJMBACBREIMOIP-SVMUCYCZSA-N</text:p>
          </table:table-cell>
          <table:table-cell table:style-name="ce19" office:value-type="string" calcext:value-type="string">
            <text:p>CC[C@H]1O[C@@H]2O[C@H](CO)[C@H](OCC3=CC=C(OC)C=C3)[C@]2(C)[C@@]1(C)O</text:p>
          </table:table-cell>
          <table:table-cell table:style-name="ce19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57</text:p>
          </table:table-cell>
          <table:table-cell table:style-name="ce24" office:value-type="string" calcext:value-type="string">
            <text:p>RUMSRSAEYCHNJY-WEHOJLIUSA-N</text:p>
          </table:table-cell>
          <table:table-cell table:style-name="ce19" office:value-type="string" calcext:value-type="string">
            <text:p>CC[C@H]1O[C@@H]2O[C@H](CO[Si](C(C)C)(C(C)C)C(C)C)[C@H](OCC3=CC=C(OC)C=C3)[C@]2(C)[C@@]1(C)O</text:p>
          </table:table-cell>
          <table:table-cell table:style-name="ce19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58</text:p>
          </table:table-cell>
          <table:table-cell table:style-name="ce24" office:value-type="string" calcext:value-type="string">
            <text:p>WNXYUEZHKBMUCG-OFELHODLSA-N</text:p>
          </table:table-cell>
          <table:table-cell table:style-name="ce19" office:value-type="string" calcext:value-type="string">
            <text:p>CC[C@H]1O[C@@H]2O[C@H](COC(C)=O)[C@H](OCC3=CC=C(OC)C=C3)[C@]2(C)[C@@]1(C)O</text:p>
          </table:table-cell>
          <table:table-cell table:style-name="ce19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59</text:p>
          </table:table-cell>
          <table:table-cell table:style-name="ce24" office:value-type="string" calcext:value-type="string">
            <text:p>NHILIZCTMUWPPB-SACAXFFCSA-N</text:p>
          </table:table-cell>
          <table:table-cell table:style-name="ce19" office:value-type="string" calcext:value-type="string">
            <text:p>CC[C@@H](O)[C@](C)(O)[C@](C)(C1OCCO1)[C@@H](OCC1=CC=C(OC)C=C1)[C@H](O)CO</text:p>
          </table:table-cell>
          <table:table-cell table:style-name="ce19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60</text:p>
          </table:table-cell>
          <table:table-cell table:style-name="ce24" office:value-type="string" calcext:value-type="string">
            <text:p>OTTCKLPAEGUVAC-RDWFGQBOSA-N</text:p>
          </table:table-cell>
          <table:table-cell table:style-name="ce19" office:value-type="string" calcext:value-type="string">
            <text:p>CCOC(=O)/C=C/[C@H]1O[C@H]2O[C@H](CC)[C@](C)(O)[C@@]2(C)[C@H]1OCC1=CC=C(OC)C=C1</text:p>
          </table:table-cell>
          <table:table-cell table:style-name="ce19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61</text:p>
          </table:table-cell>
          <table:table-cell table:style-name="ce24" office:value-type="string" calcext:value-type="string">
            <text:p>OPVUEDZXQAIKHE-AGPSSVMHSA-N</text:p>
          </table:table-cell>
          <table:table-cell table:style-name="ce19" office:value-type="string" calcext:value-type="string">
            <text:p>CC[C@H]1O[C@@H]2O[C@H](/C=C/CO)[C@H](OCC3=CC=C(OC)C=C3)[C@]2(C)[C@@]1(C)O</text:p>
          </table:table-cell>
          <table:table-cell table:style-name="ce19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62</text:p>
          </table:table-cell>
          <table:table-cell table:style-name="ce24" office:value-type="string" calcext:value-type="string">
            <text:p>KPPQTXQSUHNEGW-QKIHEREWSA-N</text:p>
          </table:table-cell>
          <table:table-cell table:style-name="ce19" office:value-type="string" calcext:value-type="string">
            <text:p>CC[C@H]1O[C@@H]2O[C@H](/C=C/CO)[C@H](O)[C@]2(C)[C@@]1(C)O</text:p>
          </table:table-cell>
          <table:table-cell table:style-name="ce19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63</text:p>
          </table:table-cell>
          <table:table-cell table:style-name="ce24" office:value-type="string" calcext:value-type="string">
            <text:p>MPSPKMVEQZMULG-QKIHEREWSA-N</text:p>
          </table:table-cell>
          <table:table-cell table:style-name="ce19" office:value-type="string" calcext:value-type="string">
            <text:p>CC[C@H]1O[C@@H]2O[C@H](/C=C/C=O)[C@H](O)[C@]2(C)[C@@]1(C)O</text:p>
          </table:table-cell>
          <table:table-cell table:style-name="ce19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64</text:p>
          </table:table-cell>
          <table:table-cell table:style-name="ce24" office:value-type="string" calcext:value-type="string">
            <text:p>GPXPJKFETRLRAS-AHUKKWBBSA-N</text:p>
          </table:table-cell>
          <table:table-cell table:style-name="ce19" office:value-type="string" calcext:value-type="string">
            <text:p>CC[C@H]1O[C@@H]2O[C@H](/C=C/C=C/C=C/C3=C(C)C(OC)=CC(=O)O3)[C@H](O)[C@]2(C)[C@@]1(C)O</text:p>
          </table:table-cell>
          <table:table-cell table:style-name="ce19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65</text:p>
          </table:table-cell>
          <table:table-cell table:style-name="ce24" office:value-type="string" calcext:value-type="string">
            <text:p>USFVAIVNGNZWKR-OGQGLIDXSA-N</text:p>
          </table:table-cell>
          <table:table-cell table:style-name="ce19" office:value-type="string" calcext:value-type="string">
            <text:p>CC[C@H]1O[C@@H]2O[C@H](/C=C/COC(C)=O)[C@H](OCC3=CC=C(OC)C=C3)[C@]2(C)[C@@]1(C)O</text:p>
          </table:table-cell>
          <table:table-cell table:style-name="ce19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66</text:p>
          </table:table-cell>
          <table:table-cell table:style-name="ce24" office:value-type="string" calcext:value-type="string">
            <text:p>KRVMCOPXUDESKE-AGYJJXAFSA-N</text:p>
          </table:table-cell>
          <table:table-cell table:style-name="ce19" office:value-type="string" calcext:value-type="string">
            <text:p>CC[C@H]1O[C@@H]2O[C@H](/C=C/COC(C)=O)[C@H](O)[C@]2(C)[C@@]1(C)O</text:p>
          </table:table-cell>
          <table:table-cell table:style-name="ce19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67</text:p>
          </table:table-cell>
          <table:table-cell table:style-name="ce24" office:value-type="string" calcext:value-type="string">
            <text:p>JFQSVGUGCAKCBB-MYVWSFBOSA-N</text:p>
          </table:table-cell>
          <table:table-cell table:style-name="ce19" office:value-type="string" calcext:value-type="string">
            <text:p>CC[C@H]1O[C@@H]2O[C@H](/C=C/COC(C)=O)[C@H](O[Si](C)(C)C)[C@]2(C)[C@@]1(C)O[Si](C)(C)C</text:p>
          </table:table-cell>
          <table:table-cell table:style-name="ce19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68</text:p>
          </table:table-cell>
          <table:table-cell table:style-name="ce24" office:value-type="string" calcext:value-type="string">
            <text:p>NMUAHBGKHLDOBY-BOILNHDISA-N</text:p>
          </table:table-cell>
          <table:table-cell table:style-name="ce19" office:value-type="string" calcext:value-type="string">
            <text:p>CC[C@H]1O[C@@H]2O[C@H](/C=C/CO)[C@H](O[Si](C)(C)C)[C@]2(C)[C@@]1(C)O[Si](C)(C)C</text:p>
          </table:table-cell>
          <table:table-cell table:style-name="ce19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 table:style-name="ce19" office:value-type="string" calcext:value-type="string">
            <text:p>UALIB-369</text:p>
          </table:table-cell>
          <table:table-cell table:style-name="ce24" office:value-type="string" calcext:value-type="string">
            <text:p>QCOVCXZEMWHADD-HIIFRNONSA-N</text:p>
          </table:table-cell>
          <table:table-cell table:style-name="ce19" office:value-type="string" calcext:value-type="string">
            <text:p>CC[C@H]1O[C@@H]2O[C@H](/C=C/C=C/C=C/C3=C(C)C(OC)=CC(=O)O3)[C@H](O[Si](C)(C)C)[C@]2(C)[C@@]1(C)O[Si](C)(C)C</text:p>
          </table:table-cell>
          <table:table-cell table:style-name="ce19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19" office:value-type="string" calcext:value-type="string">
            <text:p>Eom, K.D. Total Synthesis of (+)-Asteltoxin. Ph.D. Thesis, The University of Alabama, 2000.</text:p>
          </table:table-cell>
          <table:table-cell table:style-name="ce19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table:number-columns-repeated="3"/>
          <table:table-cell table:style-name="ce33"/>
          <table:table-cell table:number-columns-repeated="1014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number-rows-repeated="104820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372:Sheet1.B1048576 Sheet1.B1:Sheet1.B370">
            <calcext:condition calcext:apply-style-name="ConditionalStyle_2" calcext:value="duplicate" calcext:base-cell-address="Sheet1.B1"/>
          </calcext:conditional-format>
          <calcext:conditional-format calcext:target-range-address="Sheet1.B371:Sheet1.B371">
            <calcext:condition calcext:apply-style-name="ConditionalStyle_2" calcext:value="duplicate" calcext:base-cell-address="Sheet1.B37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/00/0000</text:date>, <text:time style:data-style-name="N2" text:time-value="17:25:10.381948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1-11T17:32:06.821852277</dc:date>
    <meta:generator>LibreOffice/6.0.7.3$Linux_X86_64 LibreOffice_project/00m0$Build-3</meta:generator>
    <meta:editing-duration>PT22M17S</meta:editing-duration>
    <meta:editing-cycles>2</meta:editing-cycles>
    <meta:document-statistic meta:table-count="1" meta:cell-count="4188" meta:object-count="0"/>
    <meta:user-defined meta:name="AppVersion">16.0300</meta:user-defined>
    <meta:user-defined meta:name="Company">University Libraries</meta:user-defined>
  </office:meta>
</office:document-meta>
</file>